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Noto Sans" officeooo:rsid="0018adb2" officeooo:paragraph-rsid="0018adb2"/>
    </style:style>
    <style:style style:name="P2" style:family="paragraph" style:parent-style-name="Text_20_body">
      <style:text-properties style:font-name="Noto Sans" officeooo:rsid="0018adb2" officeooo:paragraph-rsid="0018adb2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style:font-name="Noto Sans" officeooo:paragraph-rsid="0018adb2"/>
    </style:style>
    <style:style style:name="P4" style:family="paragraph" style:parent-style-name="Text_20_body" style:list-style-name="L1">
      <style:text-properties style:font-name="Noto Sans" officeooo:rsid="0018adb2" officeooo:paragraph-rsid="0018adb2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style:font-name="Noto Sans" officeooo:rsid="0018adb2" officeooo:paragraph-rsid="0018adb2"/>
    </style:style>
    <style:style style:name="P6" style:family="paragraph" style:parent-style-name="Text_20_body" style:list-style-name="L2">
      <style:text-properties style:font-name="Noto Sans" officeooo:rsid="0018adb2" officeooo:paragraph-rsid="0018adb2"/>
    </style:style>
    <style:style style:name="P7" style:family="paragraph" style:parent-style-name="Heading_20_4">
      <style:text-properties style:font-name="Noto Sans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style:font-name="Noto Sans" officeooo:rsid="0018adb2" officeooo:paragraph-rsid="0018adb2"/>
    </style:style>
    <style:style style:name="P9" style:family="paragraph" style:parent-style-name="Text_20_body" style:list-style-name="L3">
      <style:text-properties style:font-name="Noto Sans" officeooo:rsid="0018adb2" officeooo:paragraph-rsid="0018adb2"/>
    </style:style>
    <style:style style:name="P10" style:family="paragraph" style:parent-style-name="Heading_20_3">
      <style:text-properties style:font-name="Noto Sans" officeooo:rsid="0018adb2" officeooo:paragraph-rsid="0018adb2"/>
    </style:style>
    <style:style style:name="P11" style:family="paragraph" style:parent-style-name="Standard">
      <style:text-properties style:font-name="Noto Sans" fo:font-style="italic" fo:font-weight="bold" officeooo:rsid="000d0cb9" officeooo:paragraph-rsid="0018adb2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Noto Sans" officeooo:rsid="000d0cb9" officeooo:paragraph-rsid="0018adb2"/>
    </style:style>
    <style:style style:name="P13" style:family="paragraph" style:parent-style-name="Heading_20_1">
      <style:text-properties style:font-name="Noto Sans" officeooo:rsid="000f3cb7" officeooo:paragraph-rsid="000f3cb7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Noto Sans" officeooo:rsid="001935e5" officeooo:paragraph-rsid="001935e5"/>
    </style:style>
    <style:style style:name="P15" style:family="paragraph" style:parent-style-name="Text_20_body" style:list-style-name="L4">
      <style:paragraph-properties fo:margin-top="0in" fo:margin-bottom="0in" style:contextual-spacing="false"/>
      <style:text-properties style:font-name="Noto Sans" officeooo:rsid="000f3cb7" officeooo:paragraph-rsid="000f3cb7"/>
    </style:style>
    <style:style style:name="P16" style:family="paragraph" style:parent-style-name="Text_20_body" style:list-style-name="L4">
      <style:text-properties style:font-name="Noto Sans" officeooo:rsid="0012b01d" officeooo:paragraph-rsid="0012b01d"/>
    </style:style>
    <style:style style:name="P17" style:family="paragraph" style:parent-style-name="Text_20_body">
      <style:text-properties style:font-name="Noto Sans" officeooo:rsid="00119d31" officeooo:paragraph-rsid="001935e5"/>
    </style:style>
    <style:style style:name="P18" style:family="paragraph" style:parent-style-name="Text_20_body">
      <style:paragraph-properties fo:margin-top="0in" fo:margin-bottom="0in" style:contextual-spacing="false"/>
      <style:text-properties style:font-name="Noto Sans" officeooo:rsid="000f3cb7" officeooo:paragraph-rsid="000f3cb7"/>
    </style:style>
    <style:style style:name="P19" style:family="paragraph" style:parent-style-name="Text_20_body">
      <style:text-properties style:font-name="Noto Sans" officeooo:rsid="000f3cb7" officeooo:paragraph-rsid="000f3cb7"/>
    </style:style>
    <style:style style:name="P20" style:family="paragraph" style:parent-style-name="Text_20_body">
      <style:text-properties style:font-name="Noto Sans" officeooo:rsid="001935e5" officeooo:paragraph-rsid="001935e5"/>
    </style:style>
    <style:style style:name="P21" style:family="paragraph" style:parent-style-name="Heading_20_1">
      <style:text-properties style:font-name="Noto Sans"/>
    </style:style>
    <style:style style:name="P22" style:family="paragraph" style:parent-style-name="Text_20_body">
      <style:text-properties style:font-name="Noto Sans" officeooo:rsid="0019c4f1" officeooo:paragraph-rsid="0019c4f1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Noto Sans" officeooo:rsid="00119d31" officeooo:paragraph-rsid="00119d31"/>
    </style:style>
    <style:style style:name="P24" style:family="paragraph" style:parent-style-name="Text_20_body">
      <style:text-properties style:font-name="Noto Sans" officeooo:rsid="00119d31" officeooo:paragraph-rsid="00119d31"/>
    </style:style>
    <style:style style:name="P25" style:family="paragraph" style:parent-style-name="Text_20_body">
      <style:paragraph-properties fo:margin-top="0in" fo:margin-bottom="0in" style:contextual-spacing="false"/>
      <style:text-properties style:font-name="Noto Sans" officeooo:rsid="0019c4f1" officeooo:paragraph-rsid="0019c4f1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18adb2"/>
    </style:style>
    <style:style style:name="T3" style:family="text">
      <style:text-properties style:text-position="0% 100%"/>
    </style:style>
    <style:style style:name="T4" style:family="text">
      <style:text-properties style:text-position="sub 58%" officeooo:rsid="0018adb2"/>
    </style:style>
    <style:style style:name="T5" style:family="text">
      <style:text-properties style:text-position="0% 100%" officeooo:rsid="0012b01d"/>
    </style:style>
    <style:style style:name="T6" style:family="text">
      <style:text-properties style:text-position="0% 100%" officeooo:rsid="001935e5"/>
    </style:style>
    <style:style style:name="T7" style:family="text">
      <style:text-properties officeooo:rsid="00103226"/>
    </style:style>
    <style:style style:name="T8" style:family="text">
      <style:text-properties style:text-position="sub 58%" officeooo:rsid="00103226"/>
    </style:style>
    <style:style style:name="T9" style:family="text">
      <style:text-properties officeooo:rsid="001935e5"/>
    </style:style>
    <style:style style:name="T10" style:family="text">
      <style:text-properties style:text-position="sub 58%" officeooo:rsid="001935e5"/>
    </style:style>
    <style:style style:name="T11" style:family="text">
      <style:text-properties style:text-position="0% 100%" officeooo:rsid="0019c4f1"/>
    </style:style>
    <style:style style:name="T12" style:family="text">
      <style:text-properties officeooo:rsid="00119d31"/>
    </style:style>
    <style:style style:name="T13" style:family="text">
      <style:text-properties style:text-position="sub 58%"/>
    </style:style>
    <style:style style:name="T14" style:family="text">
      <style:text-properties style:text-position="super 58%"/>
    </style:style>
    <style:style style:name="T15" style:family="text">
      <style:text-properties fo:font-family="Consolas" style:font-family-generic="modern" style:font-pitch="fixed"/>
    </style:style>
    <style:style style:name="T16" style:family="text">
      <style:text-properties style:text-position="sub 58%" officeooo:rsid="0019c4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alogue and Digital</text:h>
      <text:p text:style-name="P2"><text:span text:style-name="T1">Analogue</text:span> – data that represented on a continuous scale (real numbers). For example</text:p>
      <text:list text:style-name="L1">
        <text:list-item>
          <text:p text:style-name="P3"><text:span text:style-name="T2">Voltage, height, distance, amount of magnetization on audio tapes</text:span></text:p>
        </text:list-item>
        <text:list-item>
          <text:p text:style-name="P4">Good for real world measurements</text:p>
        </text:list-item>
      </text:list>
      <text:p text:style-name="P2"><text:span text:style-name="T1">Digital</text:span> – Data that is represented as whole numbers (count)</text:p>
      <text:list text:style-name="L2">
        <text:list-item>
          <text:p text:style-name="P5">Class size, coins in your pocket, sound samples on CD recordings</text:p>
        </text:list-item>
        <text:list-item>
          <text:p text:style-name="P6">Good for noise rejection, computers</text:p>
        </text:list-item>
      </text:list>
      <text:h text:style-name="P7" text:outline-level="4">Digital Advantages</text:h>
      <text:list text:style-name="L3">
        <text:list-item>
          <text:p text:style-name="P8">design and modify</text:p>
        </text:list-item>
        <text:list-item>
          <text:p text:style-name="P8">store data</text:p>
        </text:list-item>
        <text:list-item>
          <text:p text:style-name="P8">maintain accuracy and precision</text:p>
        </text:list-item>
        <text:list-item>
          <text:p text:style-name="P8">program operations</text:p>
        </text:list-item>
        <text:list-item>
          <text:p text:style-name="P8">to protect from noise</text:p>
        </text:list-item>
        <text:list-item>
          <text:p text:style-name="P9">to create on an IC chip</text:p>
        </text:list-item>
      </text:list>
      <text:h text:style-name="P10" text:outline-level="3">Key lengths for represent bits</text:h>
      <text:p text:style-name="P11">Bytes:</text:p>
      <text:p text:style-name="P12"><text:tab/>Smallest addressable block of bits. Always 8 bits</text:p>
      <text:p text:style-name="P11">Word:</text:p>
      <text:p text:style-name="P12"><text:tab/>The register size used by the CPU – might be 8, 16, 32, 64 bit</text:p>
      <text:p text:style-name="P11">Use Hexadecimal notion as shorthand</text:p>
      <text:p text:style-name="P12"><text:tab/>2 Hex chars = 1 byte</text:p>
      <text:p text:style-name="P12"><text:tab/>Eg 11111111 = 0xFF</text:p>
      <text:h text:style-name="P13" text:outline-level="1">Prefix and suffix</text:h>
      <text:p text:style-name="P14">The suffix represents what base the number is based on, counts up to 10 therefore its base 10</text:p>
      <text:list text:style-name="L4">
        <text:list-item>
          <text:p text:style-name="P15">Binary: <text:span text:style-name="T3">100101</text:span><text:span text:style-name="T4">2</text:span><text:span text:style-name="T3"> </text:span><text:span text:style-name="T5">or </text:span><text:span text:style-name="T6">b</text:span><text:span text:style-name="T5">1001012 </text:span><text:span text:style-name="T6">or</text:span><text:span text:style-name="T5"> %</text:span><text:span text:style-name="T6">1001012</text:span></text:p>
        </text:list-item>
        <text:list-item>
          <text:p text:style-name="P15">Decimal: <text:span text:style-name="T7">41</text:span><text:span text:style-name="T8">10</text:span></text:p>
        </text:list-item>
        <text:list-item>
          <text:p text:style-name="P16">Hexadecimal: <text:span text:style-name="T9">29</text:span><text:span text:style-name="T10">16</text:span><text:span text:style-name="T6"> or 0x29 </text:span><text:span text:style-name="T11">or 29h</text:span></text:p>
        </text:list-item>
      </text:list>
      <text:h text:style-name="P13" text:outline-level="1"><text:soft-page-break/><text:span text:style-name="T12">B</text:span>inary</text:h>
      <text:p text:style-name="P17">To convert to binary, break up each value reading in little endian (least significant bit is stored first)</text:p>
      <text:p text:style-name="P18"><text:span text:style-name="T12">Example </text:span><text:span text:style-name="T9">1</text:span><text:span text:style-name="T12">: 1011</text:span><text:span text:style-name="T13">2</text:span></text:p>
      <text:p text:style-name="P18">1 * 2<text:span text:style-name="T14">0</text:span></text:p>
      <text:p text:style-name="P18">0 * 2<text:span text:style-name="T14">1</text:span></text:p>
      <text:p text:style-name="P18">1 * 2<text:span text:style-name="T14">2</text:span></text:p>
      <text:p text:style-name="P18">1 * 2<text:span text:style-name="T14">3</text:span></text:p>
      <text:p text:style-name="P19">1+4+8=13<text:span text:style-name="T13">10</text:span></text:p>
      <text:p text:style-name="P14">Example 2: 01110010<text:span text:style-name="T13">2</text:span></text:p>
      <text:p text:style-name="P20">2+4+8+64=78<text:span text:style-name="T13">10</text:span></text:p>
      <text:p text:style-name="P20">01110<text:span text:style-name="T13">2</text:span><text:span text:style-name="T3"> = 2+4+8=14</text:span><text:span text:style-name="T13">10</text:span></text:p>
      <text:p text:style-name="P20">11001<text:span text:style-name="T13">2</text:span><text:span text:style-name="T3"> = 1+2+16=19</text:span><text:span text:style-name="T13">10</text:span></text:p>
      <text:h text:style-name="P21" text:outline-level="1">Hexadecimal</text:h>
      <text:p text:style-name="P22">Advantage is its a great abbreviation for binary numbers. Each byte represented by 2 hex digits; each hex digit represents 4 bits in a byte</text:p>
      <text:p text:style-name="P23">Dec: <text:s/><text:span text:style-name="T15">0, 1, 2, 3, 4, 5, 6, 7, 8, 9, 10, 11, 12, 13, 14, 15, 16, 17, 18</text:span></text:p>
      <text:p text:style-name="P24">Hex: <text:s/><text:span text:style-name="T15">0, 1, 2, 3, 4, 5, 6, 7, 8, 9, A, <text:s/>B, <text:s/>C, <text:s/>D, <text:s/>E, <text:s/>F, <text:s/>10, 11, 12</text:span></text:p>
      <text:p text:style-name="P20">Similar to binary, but instead of using 2<text:span text:style-name="T14">x</text:span><text:span text:style-name="T3">, use 16</text:span><text:span text:style-name="T14">x</text:span><text:span text:style-name="T3"> instead and hexadecimal is always in big endian</text:span></text:p>
      <text:p text:style-name="P14">Example 1: 4E<text:span text:style-name="T13">16</text:span></text:p>
      <text:p text:style-name="P14">4 * 16<text:span text:style-name="T14">1</text:span><text:span text:style-name="T3"> = </text:span><text:span text:style-name="T11">24 + 40 = 64<text:tab/>0010</text:span><text:span text:style-name="T16">2</text:span></text:p>
      <text:p text:style-name="P14">E * 16<text:span text:style-name="T14">0</text:span><text:span text:style-name="T3"> </text:span><text:span text:style-name="T11">= 14<text:tab/><text:tab/><text:tab/>0111</text:span><text:span text:style-name="T16">2</text:span></text:p>
      <text:p text:style-name="P25">64 + 14 = 78<text:span text:style-name="T13">10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8adb2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0:12:44.890034500</meta:creation-date>
    <dc:date>2025-08-07T12:38:31.930233200</dc:date>
    <meta:editing-duration>PT17M52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48" meta:word-count="322" meta:character-count="1631" meta:non-whitespace-character-count="1353"/>
  </office:meta>
</office:document-meta>
</file>